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許世勤   |  2021.09.03 08:50   |   <text:a xlink:type="simple" xlink:href="http://palinfo.habago.org/Entry?Command=Information_PrintForum#FORUM40941"><text:span text:style-name="T1">#</text:span></text:a></text:p>
      <text:p text:style-name="P3">如果給蘇聯統治了世界，那麼世界就會被關入鐵幕，真的嗎？ <text:line-break/>但你知道冷戰時期，蘇聯的全民醫療是世界最好的嗎？ <text:line-break/>蘇聯的崩潰並不是來自於體制的崩潰，而是誤信了美國的宣傳。 <text:line-break/>那是戰術上的失敗，但追求均富的戰略並沒有失敗。 <text:line-break/><text:line-break/>台灣不分藍綠，長期以來習慣接受美式宣傳，總以為美式民主有多麼高大上。 <text:line-break/><text:line-break/>新自由主義相當自由，財團可以告訴政府該怎麼做， <text:line-break/>軍工複合體、Big Pharma、Big Tech... <text:line-break/>只要掌握資本、控制傳媒，隨時可以遊說兩大黨做出符合自己利益的決定。 <text:line-break/><text:line-break/>你以為美國真的在意什麼人權、民主、自由？ <text:line-break/>我直接說了，美國的本質正是繼承了德國納粹、大英帝國以來的帝國主義。 <text:line-break/><text:line-break/>當一個可可工人一年的工資，竟然買不起一顆Godiva巧克力的時候， <text:line-break/>我相信自由主義確實很自由，但自由的是資本，人民則成為奴隸。 <text:line-break/><text:line-break/>不說別的，台灣這二十年來，通貨膨脹、薪資凍漲， <text:line-break/>有資本的人真的相當「自由」且透過各種合法的「民主」手段去配置資產， <text:line-break/>所以他們的資產很「民主自由」地成長了。 <text:line-break/>可是羊毛出在羊身上，資本的民主自由，來自於對一般受薪階級的剝削。 <text:line-break/>所以房奴、卡奴、車奴，各式各樣的奴隸。 <text:line-break/>隔三差五只要讓這些「奴隸」可以投個票，「奴隸們」就開心了， <text:line-break/>奴隸主繼續享用無窮無盡的資源，看著這些傻子連自己被怎麼搞的都不知道。 <text:line-break/><text:line-break/>而台灣的奴隸主，台灣的「奴隸們」以為自己選主子， <text:line-break/>結果這些「偉大的台灣人」要選個主子，主子還得去美國「面試」。 <text:line-break/><text:line-break/>如果你去過大陸，在大陸生活過，與當地人交流， <text:line-break/>只要你不是用某種有色鏡片去檢視大陸同胞，那你看到的其實就是人性。 <text:line-break/>人人都有追求幸福生活的權利，但美國的心態卻是American first， <text:line-break/>他統治世界的原則是「任何國家都不准超越美國」， <text:line-break/>所以過去有法國阿爾斯通，日本東芝，現在有中國華為。 <text:line-break/>任何經濟成長與科技進步的果實，必須「無償」奉獻給美國優先享用，豈有此理！ <text:line-break/><text:line-break/>在中國大陸，政府告訴財團應該怎麼做， <text:line-break/>漲價就該歸工、資本就該節制，這不也是三民主義中一再強調的？ <text:line-break/>任由這些有權有勢有錢的人「自由」，如同縱虎歸山， <text:line-break/>那麼普遍的人民就會變得不自由。 <text:line-break/><text:line-break/>美國過去想搞高鐵，但是在新自由主義原則下，一切產業皆私有化，最後什麼都沒搞成。 <text:line-break/>中國搞高鐵，現在中國的高鐵網是世界第一，而且還可以對外輸出。 <text:line-break/><text:line-break/>所以台灣需要的是解放，從這種美式宣傳的禁錮中被解放。 <text:line-break/>因為人民的眼睛被安上了「鐵幕」，所以你看到的蘇聯、中國、古巴就在鐵幕之中。 <text:line-break/>但我希望可以多點人擺脫鐵幕，好好去看一個又一個活生生的「人」。</text:p>
      <text:p text:style-name="P2">A hsin   |  2021.09.03 08:11   |   <text:a xlink:type="simple" xlink:href="http://palinfo.habago.org/Entry?Command=Information_PrintForum#FORUM40940"><text:span text:style-name="T1">#</text:span></text:a></text:p>
      <text:p text:style-name="P3">表面上罵「綠共」、「塔綠班」， <text:line-break/>事實上共產黨和塔利班都是美國爸爸想要你討厭的對象， <text:line-break/>這讓我覺得很多台灣人是淺碟文化，容易被媒體牽著走， <text:line-break/>這些人很多都沒有去過中國或阿富汗，也沒跟當地人聊過， <text:line-break/>沒有真正去了解，只是聽到主流聲音說不好，就認為是真的不好， <text:line-break/><text:line-break/>是不是跟從小教育有關，台灣人從小花大量時間讀書和補習， <text:line-break/>只是為了短時間內通過考試，有多少人是真的想了解學問背後的意涵， <text:line-break/>這習慣久而久之就會養成凡事都要求速效、低成本， <text:line-break/>容易被權威人士控制。</text:p>
      <text:p text:style-name="P2">陳真   |  2021.09.03 01:09   |   <text:a xlink:type="simple" xlink:href="http://palinfo.habago.org/Entry?Command=Information_PrintForum#FORUM40939"><text:span text:style-name="T1">#</text:span></text:a></text:p>
      <text:p text:style-name="P4">（再續） <text:line-break/><text:line-break/>我喜歡朋友，但不喜歡讀者，不喜歡支持者。這讓我始終很排斥成為一名公眾人物。套句R.M.RILKE的話，“所謂名聲，不過就是一切誤解的總和”。 <text:line-break/><text:line-break/>因此，朋友越多越好，至於讀者或支持者則敬謝不敏，因為他們往往只是讓我啞口無言而已。 <text:line-break/><text:line-break/>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 <text:line-break/><text:line-break/>問題是，如果你不能理解某種 “世界”，你如何可能理解在那個 “世界” 底下的片語隻字？ <text:line-break/><text:line-break/>因此，當讀者們又找到另外一些與其立場不合的片段時，他們馬上就會翻臉了。 <text:line-break/><text:line-break/>姑且撇開深沈的氣味問題不談，我們就光是只談所謂政治好了。各位讀者們，難道你從未想過在你痛罵綠色是一種腦殘的顏色的同時，你的腦子其實也不太靈光，一樣是泡過水的。 <text:line-break/><text:line-break/>比方說近幾年，到處都可以聽到這樣的痛罵，痛罵民進黨很壞，簡直就是共產黨！ <text:line-break/><text:line-break/>有夠蠢吧！還會有比這更蠢的嗎？那就好像說一個人很壞，簡直比德蕾莎修女還壞；某個人好自私，根本就是個耶穌。請問有這種比喻嗎？ <text:line-break/><text:line-break/>這意味著什麼？意味著這些表面上好像跟你的立場一致的讀者們，其實跟綠色生物的基因比較接近，只是顏色不同而已。 <text:line-break/><text:line-break/>最近又有所謂 “塔綠班” 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2">陳真   |  2021.09.03 00:22   |   <text:a xlink:type="simple" xlink:href="http://palinfo.habago.org/Entry?Command=Information_PrintForum#FORUM40938"><text:span text:style-name="T1">#</text:span></text:a></text:p>
      <text:p text:style-name="P3">（續） <text:line-break/><text:line-break/>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 <text:line-break/><text:line-break/>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 <text:line-break/><text:line-break/>為什麼呢？因為人與人之間關於道德也好、知識也罷的一切溝通，都必然必須植基於某種最基本的是非或定理，做為一切溝通的基礎。如果你連這樣一種基礎都不當一回事，一切溝通的可能性其實也就走到了盡頭。 <text:line-break/><text:line-break/>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 <text:line-break/><text:line-break/>各位懂我的意思吧？簡單說，一切討論，一切溝通，所有觀點以及所有知識與道德，都必然必須具有某種基礎，然後才有所謂觀點可言。 <text:line-break/><text:line-break/>人渣的特徵之一就是在一切的認知基礎上睜眼說瞎話，顛倒一切是非黑白與對錯。 <text:line-break/><text:line-break/>巴勒網的前身有好幾個，包括card228。早期的那些前身不算，三、四十年前的黨外文章也不算，就只從2003年若雪遇害及美軍入侵伊拉克算起，光這18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 <text:line-break/><text:line-break/>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 <text:line-break/><text:line-break/>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 <text:line-break/><text:line-break/>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 <text:line-break/><text:line-break/>談這些當然也很有意義，但是那種感覺就好像在欺騙人一樣 ，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 <text:line-break/><text:line-break/>我始終覺得，人與人之間心靈的距離不是來自階級，不是來自學經歷，不是來自任何觀點，而是來自基本的美感或氣味。所謂知音就是彼此對於美醜善惡的評價與感受具有某種深沈的相似性。 <text:line-break/><text:line-break/>我喜歡沈從文，喜歡維根斯坦，無非也只是因為他們的氣味與我相近。我跟他們彷彿呼吸著同樣的空氣。這樣一種關乎氣味的問題，當然又比政治上的基礎問題又更深刻不知道幾億萬光年了。題外話。</text:p>
      <text:p text:style-name="P2">陳真   |  2021.09.02 22:56   |   <text:a xlink:type="simple" xlink:href="http://palinfo.habago.org/Entry?Command=Information_PrintForum#FORUM40937"><text:span text:style-name="T1">#</text:span></text:a></text:p>
      <text:p text:style-name="P4">用點腦子再講話很難嗎？ <text:line-break/><text:line-break/>如果你願意告訴我你是誰，幾歲，什麼工作，教育程度，在哪工作或念書，叫什麼名字等等，讓我知道你的真實身份，我願意當你的家教，教你怎麼寫字、說話，怎麼想事情。 <text:line-break/><text:line-break/>為什麼我需要知道這些資訊呢？因為我不相信有人會有這麼蠢的想法的同時，卻又會有這麼強烈的動機想要把這麼蠢的想法不斷要張貼出來（我已經刪過很多次你的腦殘留言）。我不相信會有這種事。 <text:line-break/><text:line-break/>為什麼不可能有這種事，那就比方說我不懂電腦，但我卻愚蠢到以為自己是電腦天才或電腦大師，有可能嗎？有可能會蠢到這種地步嗎？幾乎不可能。我相信你只是故意來亂，這種行為很可恥很低能不是嗎？ <text:line-break/><text:line-break/>當然，還有一個可能性就是你也許只是個國中生或小學生。如果是這樣，那我也只能勸你回家去找你的把拔馬麻討論，請他們教教你怎麼想事情，怎麼看資料，怎麼形成觀點，怎麼表達看法。</text:p>
      <text:p text:style-name="P2">陳湯   |  2021.09.02 21:10   |   <text:a xlink:type="simple" xlink:href="http://palinfo.habago.org/Entry?Command=Information_PrintForum#FORUM40936"><text:span text:style-name="T1">#</text:span></text:a></text:p>
      <text:p text:style-name="P3">抱歉 有冒犯敬請見諒....不過美國有萬般不是 總比讓蘇聯與納粹統治世界好吧?美國充其量是讓大家經濟發展的同時上繳通貨膨脹稅 鑄幣稅 付費給美國金融機構 充當美國的加油站 蘇聯統治世界的話 我們三餐不繼還要感謝無產階級工人祖國 納粹統治世界.....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